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31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2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3186119429230441344" text:style-name="L1">
        <text:list-item>
          <text:list>
            <text:list-header>
              <text:p text:style-name="P33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3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5305259" text:continue-numbering="true" text:style-name="L1">
        <text:list-item>
          <text:list>
            <text:list-header>
              <text:p text:style-name="P33">Run: 6<text:span text:style-name="T3"> x 0.2 miles at 7:09/mile pace with a 0.2 mile jog before each run. The 0.2 mile runs each took 85.7 seconds. The jogs before each 0.2 mile run took about 2:18.</text:span></text:p>
              <text:p text:style-name="P33">Warmdown: <text:span text:style-name="T3">½ mile in about 5:30</text:span></text:p>
              <text:p text:style-name="P35"/>
              <text:p text:style-name="P33"><text:span text:style-name="T3">Thur Nov 15, 2018 </text:span>2.25 miles<text:span text:style-name="T3"> </text:span></text:p>
              <text:p text:style-name="P35">On the Wise Center indoor track: 1 mile splits 4:55 + 4:35 = 9:30, rest 5 minutes</text:p>
              <text:p text:style-name="P35">On a recumbant stationary bike: </text:p>
              <text:list>
                <text:list-item>
                  <text:list>
                    <text:list-header>
                      <text:p text:style-name="P35"><text:s text:c="5"/>50 calorie ride in 4:10 (final pulse: 137), 25 calorie slow ride </text:p>
                      <text:p text:style-name="P35"><text:s text:c="5"/>25 calorie ride in 1:58, 25 calorie slow ride</text:p>
                      <text:p text:style-name="P3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5296252" text:continue-numbering="true" text:style-name="L1">
        <text:list-item>
          <text:list>
            <text:list-header>
              <text:p text:style-name="P37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5282811" text:continue-numbering="true" text:style-name="L1">
        <text:list-item>
          <text:list>
            <text:list-header>
              <text:p text:style-name="P37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479862404125453311" text:style-name="L2">
        <text:list-item>
          <text:list>
            <text:list-item>
              <text:p text:style-name="P38">miles in the last week</text:p>
              <text:p text:style-name="P41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699681994555283107" text:style-name="L3">
        <text:list-item>
          <text:p text:style-name="P39">Warm up with a mile at about 9:00 – 9:30/mile pace and rest a few minutes.</text:p>
        </text:list-item>
        <text:list-item>
          <text:p text:style-name="P39">Start running at about 8:35/mile pace and then adjust pace so that HR is </text:p>
          <text:list>
            <text:list-header>
              <text:p text:style-name="P39"><text:s text:c="10"/>HR0 = 142 +/- 1 bpm.</text:p>
            </text:list-header>
          </text:list>
        </text:list-item>
        <text:list-item>
          <text:p text:style-name="P39">Use a watch to record mile splits and stop running when the split exceeds <text:tab/>Tmax = 8:45</text:p>
        </text:list-item>
        <text:list-item>
          <text:p text:style-name="P39">The more miles I am able to run without reaching 8:45/mile, <text:s/>the better my <text:tab/>fitness.</text:p>
          <text:p text:style-name="P39">If another runner wants to perform the test mentioned above they will need to establish values for HR0 and Tmax in the following way. <text:s/></text:p>
          <text:p text:style-name="P4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5">2.<text:tab/>Next continue running but now adjust pace up and down in order to keep HR <text:tab/>near HR0. <text:s/>Record mile splits on a watch. <text:s/>The split for the 3rd mile is Tmax.</text:p>
          <text:p text:style-name="P46">Continued</text:p>
          <text:p text:style-name="P47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5250733190143664151" text:style-name="L4">
        <text:list-item>
          <text:list>
            <text:list-header>
              <text:p text:style-name="P42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8143325569816943536" text:style-name="L5">
        <text:list-item>
          <text:list>
            <text:list-header>
              <text:p text:style-name="P36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268039101751654613" text:style-name="L6">
        <text:list-item>
          <text:list>
            <text:list-header>
              <text:p text:style-name="P34"/>
              <text:p text:style-name="P34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29">Mon Jan 14, 2019 <text:span text:style-name="T2">3 miles </text:span></text:p>
      <text:p text:style-name="P29">I ran 1 mile and walked 2 miles on bike and walking paths in Amsterdam.</text:p>
      <text:p text:style-name="P29"/>
      <text:p text:style-name="P29">Tues Jan 15, 2019 <text:span text:style-name="T2">7 miles</text:span> <text:s/></text:p>
      <text:p text:style-name="P29"><text:span text:style-name="T2">Warmup:</text:span> <text:s/>1 mile on bike paths, rest about 7:00 and a 0.3 mile lead into a 142 bpm test</text:p>
      <text:p text:style-name="P29"><text:span text:style-name="T2">Run:</text:span> <text:s/>5 mile 142 bpm test,</text:p>
      <text:p text:style-name="P29">mile times and pulses at the end of each mile: 8:14 (142), 8:26 (142), 8:27 (142), 8:25 (142), 8:30 (142)</text:p>
      <text:p text:style-name="P30">Warm down: <text:span text:style-name="T3">0.2 miles on the treadmill</text:span> <text:span text:style-name="T3">and</text:span> <text:span text:style-name="T3">½ mile outside</text:span></text:p>
      <text:p text:style-name="P2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1"><text:soft-page-break/>Sat Jan 19, 2019 <text:span text:style-name="T2">3.9 miles</text:span></text:p>
      <text:p text:style-name="P1"><text:span text:style-name="T2">Warmup:</text:span> ½ mile to the Sportcentrum VU and rest a few minutes</text:p>
      <text:list xml:id="list5294608229559722853" text:style-name="L7">
        <text:list-item>
          <text:list>
            <text:list-header>
              <text:p text:style-name="P43">1.5 miles on a treadmill averaging about 8:45/mile and rest about 4 minutes</text:p>
              <text:p text:style-name="P44">Run:<text:span text:style-name="T3"> 0.15 mile lead into a 1mile run in 7:13, ¼ mile splits: 1:50, 1:50, 1:48, 1:45</text:span></text:p>
              <text:p text:style-name="P43">I ran the last 0.2 miles well under 7:00/mile pace. Pulse at the end of run: 158 bpm</text:p>
              <text:p text:style-name="P44">Warmdown: <text:span text:style-name="T3">rest a few minutes and jog ¾ mile outside 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19T05:08:22.91</dc:date>
    <dc:creator>James  Lombardi</dc:creator>
    <meta:editing-duration>P7DT8H16M42S</meta:editing-duration>
    <meta:editing-cycles>637</meta:editing-cycles>
    <meta:generator>OpenOffice/4.1.2$Win32 OpenOffice.org_project/412m3$Build-9782</meta:generator>
    <meta:document-statistic meta:table-count="0" meta:image-count="0" meta:object-count="0" meta:page-count="16" meta:paragraph-count="413" meta:word-count="5496" meta:character-count="27347"/>
  </office:meta>
</office:document-meta>
</file>